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automatic-styles>
    <style:style style:name="P1" style:family="paragraph" style:parent-style-name="Text_20_body">
      <style:paragraph-properties fo:margin-left="0in" fo:margin-right="0in" fo:text-indent="0in" style:auto-text-indent="false" fo:padding="0in" fo:border="none"/>
    </style:style>
    <style:style style:name="P2" style:family="paragraph" style:parent-style-name="Text_20_body">
      <style:paragraph-properties fo:margin-left="0in" fo:margin-right="0in" fo:text-align="center" style:justify-single-word="false" fo:text-indent="0in" style:auto-text-indent="false" fo:padding="0in" fo:border="none"/>
      <style:text-properties fo:font-size="13pt" fo:font-weight="bold" officeooo:paragraph-rsid="000e5f3f" style:font-size-asian="13pt" style:font-weight-asian="bold" style:font-size-complex="13pt" style:font-weight-complex="bold"/>
    </style:style>
    <style:style style:name="P3" style:family="paragraph" style:parent-style-name="Text_20_body">
      <style:paragraph-properties fo:margin-left="0in" fo:margin-right="0in" fo:text-align="start" style:justify-single-word="false" fo:text-indent="0in" style:auto-text-indent="false" fo:padding="0in" fo:border="none"/>
      <style:text-properties fo:font-size="13pt" fo:font-weight="normal" officeooo:paragraph-rsid="000e5f3f" style:font-size-asian="13pt" style:font-weight-asian="normal" style:font-size-complex="13pt" style:font-weight-complex="normal"/>
    </style:style>
    <style:style style:name="P4"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5" style:family="paragraph" style:parent-style-name="Text_20_body" style:list-style-name="L1">
      <style:paragraph-properties fo:margin-left="0in" fo:margin-right="0in" fo:text-indent="0in" style:auto-text-indent="false" fo:padding="0in" fo:border="none"/>
    </style:style>
    <style:style style:name="P6"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7" style:family="paragraph" style:parent-style-name="Text_20_body" style:list-style-name="L2">
      <style:paragraph-properties fo:margin-left="0in" fo:margin-right="0in" fo:text-indent="0in" style:auto-text-indent="false" fo:padding="0in" fo:border="none"/>
    </style:style>
    <style:style style:name="P8"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3">
      <style:paragraph-properties fo:margin-left="0in" fo:margin-right="0in" fo:text-indent="0in" style:auto-text-indent="false" fo:padding="0in" fo:border="none"/>
      <style:text-properties officeooo:paragraph-rsid="000e5f3f"/>
    </style:style>
    <style:style style:name="P10"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4">
      <style:paragraph-properties fo:margin-left="0in" fo:margin-right="0in" fo:text-indent="0in" style:auto-text-indent="false" fo:padding="0in" fo:border="none"/>
    </style:style>
    <style:style style:name="P12"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5">
      <style:paragraph-properties fo:margin-left="0in" fo:margin-right="0in" fo:text-indent="0in" style:auto-text-indent="false" fo:padding="0in" fo:border="none"/>
    </style:style>
    <style:style style:name="P14"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6">
      <style:paragraph-properties fo:margin-left="0in" fo:margin-right="0in" fo:text-indent="0in" style:auto-text-indent="false" fo:padding="0in" fo:border="none"/>
    </style:style>
    <style:style style:name="P16"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7">
      <style:paragraph-properties fo:margin-left="0in" fo:margin-right="0in" fo:text-indent="0in" style:auto-text-indent="false" fo:padding="0in" fo:border="none"/>
    </style:style>
    <style:style style:name="P18"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list-style-name="L8">
      <style:paragraph-properties fo:margin-left="0in" fo:margin-right="0in" fo:text-indent="0in" style:auto-text-indent="false" fo:padding="0in" fo:border="none"/>
    </style:style>
    <style:style style:name="P20"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21" style:family="paragraph" style:parent-style-name="Text_20_body" style:list-style-name="L9">
      <style:paragraph-properties fo:margin-left="0in" fo:margin-right="0in" fo:text-indent="0in" style:auto-text-indent="false" fo:padding="0in" fo:border="none"/>
    </style:style>
    <style:style style:name="P22" style:family="paragraph" style:parent-style-name="Text_20_body" style:list-style-name="L10">
      <style:paragraph-properties fo:margin-left="0in" fo:margin-right="0in" fo:margin-top="0in" fo:margin-bottom="0in" style:contextual-spacing="false" fo:text-indent="0in" style:auto-text-indent="false" fo:padding="0in" fo:border="none"/>
    </style:style>
    <style:style style:name="P23" style:family="paragraph" style:parent-style-name="Text_20_body" style:list-style-name="L10">
      <style:paragraph-properties fo:margin-left="0in" fo:margin-right="0in" fo:text-indent="0in" style:auto-text-indent="false" fo:padding="0in" fo:border="none"/>
    </style:style>
    <style:style style:name="P24" style:family="paragraph" style:parent-style-name="Text_20_body" style:list-style-name="L11">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list-style-name="L11">
      <style:paragraph-properties fo:margin-left="0in" fo:margin-right="0in" fo:text-indent="0in" style:auto-text-indent="false" fo:padding="0in" fo:border="none"/>
    </style:style>
    <style:style style:name="P26" style:family="paragraph" style:parent-style-name="Text_20_body">
      <style:text-properties officeooo:rsid="00125bc7" officeooo:paragraph-rsid="00125bc7"/>
    </style:style>
    <style:style style:name="P27" style:family="paragraph" style:parent-style-name="Text_20_body">
      <style:text-properties fo:font-size="13pt" fo:font-weight="bold" officeooo:rsid="00125bc7" officeooo:paragraph-rsid="00125bc7" style:font-size-asian="13pt" style:font-weight-asian="bold" style:font-size-complex="13pt" style:font-weight-complex="bold"/>
    </style:style>
    <style:style style:name="P28" style:family="paragraph" style:parent-style-name="Text_20_body">
      <style:text-properties fo:font-size="13pt" fo:font-weight="normal" officeooo:rsid="00125bc7" officeooo:paragraph-rsid="00125bc7" style:font-size-asian="13pt" style:font-weight-asian="normal" style:font-size-complex="13pt" style:font-weight-complex="normal"/>
    </style:style>
    <style:style style:name="P29" style:family="paragraph" style:parent-style-name="Text_20_body">
      <style:paragraph-properties fo:margin-left="0in" fo:margin-right="0in" fo:text-indent="0in" style:auto-text-indent="false" fo:padding="0in" fo:border="none"/>
    </style:style>
    <style:style style:name="P30" style:family="paragraph" style:parent-style-name="Text_20_body" style:list-style-name="L12">
      <style:paragraph-properties fo:margin-left="0in" fo:margin-right="0in" fo:margin-top="0in" fo:margin-bottom="0in" style:contextual-spacing="false" fo:text-indent="0in" style:auto-text-indent="false" fo:padding="0in" fo:border="none"/>
    </style:style>
    <style:style style:name="P31" style:family="paragraph" style:parent-style-name="Text_20_body" style:list-style-name="L12">
      <style:paragraph-properties fo:margin-left="0in" fo:margin-right="0in" fo:text-indent="0in" style:auto-text-indent="false" fo:padding="0in" fo:border="none"/>
    </style:style>
    <style:style style:name="P32" style:family="paragraph" style:parent-style-name="Text_20_body">
      <style:text-properties officeooo:paragraph-rsid="00125bc7"/>
    </style:style>
    <style:style style:name="P33" style:family="paragraph" style:parent-style-name="Text_20_body" style:list-style-name="L13">
      <style:paragraph-properties fo:margin-left="0in" fo:margin-right="0in" fo:margin-top="0in" fo:margin-bottom="0in" style:contextual-spacing="false" fo:text-indent="0in" style:auto-text-indent="false" fo:padding="0in" fo:border="none"/>
    </style:style>
    <style:style style:name="P34" style:family="paragraph" style:parent-style-name="Text_20_body" style:list-style-name="L13">
      <style:paragraph-properties fo:margin-left="0in" fo:margin-right="0in" fo:text-indent="0in" style:auto-text-indent="false" fo:padding="0in" fo:border="none"/>
    </style:style>
    <style:style style:name="P35" style:family="paragraph" style:parent-style-name="Text_20_body" style:list-style-name="L14">
      <style:paragraph-properties fo:margin-left="0in" fo:margin-right="0in" fo:margin-top="0in" fo:margin-bottom="0in" style:contextual-spacing="false" fo:text-indent="0in" style:auto-text-indent="false" fo:padding="0in" fo:border="none"/>
    </style:style>
    <style:style style:name="P36" style:family="paragraph" style:parent-style-name="Text_20_body" style:list-style-name="L14">
      <style:paragraph-properties fo:margin-left="0in" fo:margin-right="0in" fo:text-indent="0in" style:auto-text-indent="false" fo:padding="0in" fo:border="none"/>
    </style:style>
    <style:style style:name="P37" style:family="paragraph" style:parent-style-name="Text_20_body" style:list-style-name="L15">
      <style:paragraph-properties fo:margin-left="0in" fo:margin-right="0in" fo:margin-top="0in" fo:margin-bottom="0in" style:contextual-spacing="false" fo:text-indent="0in" style:auto-text-indent="false" fo:padding="0in" fo:border="none"/>
    </style:style>
    <style:style style:name="P38" style:family="paragraph" style:parent-style-name="Text_20_body" style:list-style-name="L15">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weight="bold" officeooo:rsid="00125bc7" style:font-size-asian="13pt" style:font-weight-asian="bold" style:font-size-complex="13pt" style:font-weight-complex="bold"/>
    </style:style>
    <style:style style:name="T4" style:family="text">
      <style:text-properties fo:font-variant="normal" fo:text-transform="none" fo:color="#cccccc" loext:opacity="100%" style:font-name="Segoe WPC" fo:font-size="9.75pt" fo:letter-spacing="normal" fo:font-style="normal" fo:font-weight="normal"/>
    </style:style>
    <style:style style:name="T5" style:family="text">
      <style:text-properties fo:font-variant="normal" fo:text-transform="none" fo:color="#cccccc" loext:opacity="100%" fo:letter-spacing="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actical No 1</text:p>
      <text:p text:style-name="Text_20_body">This code compares the performance of two algorithms for calculating the sum of natural numbers from 1 to `n`. </text:p>
      <text:p text:style-name="Text_20_body">The first algorithm (`sumAlgorithm1`) uses a loop to iterate from 1 to `n` and sum the numbers. This approach has a time complexity of O(n), meaning the execution time increases linearly with the size of the input.</text:p>
      <text:p text:style-name="Text_20_body">The second algorithm (`sumAlgorithm2`) uses the mathematical formula `n * (n + 1) / 2` to calculate the sum directly. This approach has a time complexity of O(1), meaning the execution time remains constant regardless of the size of the input.</text:p>
      <text:p text:style-name="Text_20_body">The code measures the execution time of each algorithm for different input values (`n`) ranging from 1 to 250,000 in increments of 50,000. This allows for a comparison of how the execution time changes as the input size increases.</text:p>
      <text:p text:style-name="Text_20_body">It then plots a graph using matplotlib to visualize the time complexity comparison between the two algorithms. The x-axis represents the input size (`n`), and the y-axis represents the execution time. The graph shows how the execution time of the loop-based algorithm increases linearly with the input size, while the execution time of the formula-based algorithm remains relatively constant.</text:p>
      <text:p text:style-name="Text_20_body">The plot provides a clear visualization of the performance difference between the two algorithms, demonstrating the advantage of using a more efficient algorithm for large inputs.</text:p>
      <text:p text:style-name="Subtitle">Practical No 2</text:p>
      <text:p text:style-name="P1"><text:span text:style-name="Strong_20_Emphasis"><text:span text:style-name="T1">Node Class</text:span></text:span></text:p>
      <text:p text:style-name="P1">The <text:span text:style-name="Source_20_Text"><text:span text:style-name="T1">Node</text:span></text:span> class represents an individual node in the linked list. It has two attributes: <text:span text:style-name="Source_20_Text"><text:span text:style-name="T1">data</text:span></text:span> and <text:span text:style-name="Source_20_Text"><text:span text:style-name="T1">nextNode</text:span></text:span>. The class has methods to get and set the data and next node.</text:p>
      <text:p text:style-name="P1"><text:span text:style-name="Strong_20_Emphasis"><text:span text:style-name="T1">LinkedList Class</text:span></text:span></text:p>
      <text:p text:style-name="P1">The <text:span text:style-name="Source_20_Text"><text:span text:style-name="T1">LinkedList</text:span></text:span> class represents the entire linked list. It has several methods:</text:p>
      <text:list text:style-name="L1">
        <text:list-item>
          <text:p text:style-name="P4"><text:span text:style-name="Source_20_Text"><text:span text:style-name="T1">addNode(data)</text:span></text:span>: adds a new node with the given data to the beginning of the list.</text:p>
        </text:list-item>
        <text:list-item>
          <text:p text:style-name="P4"><text:span text:style-name="Source_20_Text"><text:span text:style-name="T1">addNodeAtPos(data, pos)</text:span></text:span>: adds a new node with the given data at the specified position in the list.</text:p>
        </text:list-item>
        <text:list-item>
          <text:p text:style-name="P4"><text:span text:style-name="Source_20_Text"><text:span text:style-name="T1">printNode()</text:span></text:span>: prints the values of all nodes in the list.</text:p>
        </text:list-item>
        <text:list-item>
          <text:p text:style-name="P4"><text:span text:style-name="Source_20_Text"><text:span text:style-name="T1">deleteNode(key)</text:span></text:span>: removes the node with the given key from the list.</text:p>
        </text:list-item>
        <text:list-item>
          <text:p text:style-name="P4"><text:span text:style-name="Source_20_Text"><text:span text:style-name="T1">maximum()</text:span></text:span>: returns the maximum value in the list.</text:p>
        </text:list-item>
        <text:list-item>
          <text:p text:style-name="P5"><text:span text:style-name="Source_20_Text"><text:span text:style-name="T1">minimum()</text:span></text:span>: returns the minimum value in the list.</text:p>
        </text:list-item>
      </text:list>
      <text:p text:style-name="P1"><text:span text:style-name="Strong_20_Emphasis"><text:span text:style-name="T1">Key Methods</text:span></text:span></text:p>
      <text:list text:style-name="L2">
        <text:list-item>
          <text:p text:style-name="P6"><text:span text:style-name="Source_20_Text"><text:span text:style-name="T1">addNode(data)</text:span></text:span>: creates a new node with the given data and sets its next node to the current head of the list. It then sets the head of the list to the new node.</text:p>
        </text:list-item>
        <text:list-item>
          <text:p text:style-name="P6"><text:soft-page-break/><text:span text:style-name="Source_20_Text"><text:span text:style-name="T1">addNodeAtPos(data, pos)</text:span></text:span>: traverses the list to find the node at the specified position and inserts the new node there.</text:p>
        </text:list-item>
        <text:list-item>
          <text:p text:style-name="P7"><text:span text:style-name="Source_20_Text"><text:span text:style-name="T1">deleteNode(key)</text:span></text:span>: traverses the list to find the node with the matching key and removes it from the list.</text:p>
        </text:list-item>
      </text:list>
      <text:p text:style-name="P1"><text:span text:style-name="Strong_20_Emphasis"><text:span text:style-name="T1">Other Methods</text:span></text:span></text:p>
      <text:list text:style-name="L3">
        <text:list-item>
          <text:p text:style-name="P8"><text:span text:style-name="Source_20_Text"><text:span text:style-name="T1">printNode()</text:span></text:span>: prints the values of all nodes in the list by traversing the list from the head node.</text:p>
        </text:list-item>
        <text:list-item>
          <text:p text:style-name="P9"><text:span text:style-name="Source_20_Text"><text:span text:style-name="T1">maximum()</text:span></text:span> and <text:span text:style-name="Source_20_Text"><text:span text:style-name="T1">minimum()</text:span></text:span>: traverse the list to find the maximum and minimum values, respectively.</text:p>
        </text:list-item>
      </text:list>
      <text:p text:style-name="P2">Company Linked List</text:p>
      <text:p text:style-name="P3">This code defines a simple linked list data structure in Python, specifically designed to store customer-salesman relationships. The linked list consists of nodes, each representing a customer-salesman pair.</text:p>
      <text:p text:style-name="P1">The code defines two classes: <text:span text:style-name="Source_20_Text"><text:span text:style-name="T1">Node</text:span></text:span> and <text:span text:style-name="Source_20_Text"><text:span text:style-name="T1">LinkedList</text:span></text:span>.</text:p>
      <text:list text:style-name="L4">
        <text:list-item>
          <text:p text:style-name="P10">The <text:span text:style-name="Source_20_Text"><text:span text:style-name="T1">Node</text:span></text:span> class represents a single customer-salesman pair, with attributes for the customer's name, salesman's name, and a reference to the next node in the list.</text:p>
        </text:list-item>
        <text:list-item>
          <text:p text:style-name="P11">The <text:span text:style-name="Source_20_Text"><text:span text:style-name="T1">LinkedList</text:span></text:span> class represents the entire list of customer-salesman pairs, with methods to add, delete, and search for nodes.</text:p>
        </text:list-item>
      </text:list>
      <text:p text:style-name="P1">The <text:span text:style-name="Source_20_Text"><text:span text:style-name="T1">LinkedList</text:span></text:span> class has several methods:</text:p>
      <text:list text:style-name="L5">
        <text:list-item>
          <text:p text:style-name="P12"><text:span text:style-name="Source_20_Text"><text:span text:style-name="T1">addCustomer</text:span></text:span>: adds a new customer-salesman pair to the beginning of the list.</text:p>
        </text:list-item>
        <text:list-item>
          <text:p text:style-name="P12"><text:span text:style-name="Source_20_Text"><text:span text:style-name="T1">addCustomerAtPos</text:span></text:span>: adds a new customer-salesman pair at a specific position in the list.</text:p>
        </text:list-item>
        <text:list-item>
          <text:p text:style-name="P12"><text:span text:style-name="Source_20_Text"><text:span text:style-name="T1">printCustomer</text:span></text:span>: prints all customer-salesman pairs in the list.</text:p>
        </text:list-item>
        <text:list-item>
          <text:p text:style-name="P12"><text:span text:style-name="Source_20_Text"><text:span text:style-name="T1">deleteCustomer</text:span></text:span>: deletes a customer-salesman pair by customer name.</text:p>
        </text:list-item>
        <text:list-item>
          <text:p text:style-name="P12"><text:span text:style-name="Source_20_Text"><text:span text:style-name="T1">customerBySalesman</text:span></text:span>: finds all customers associated with a given salesman.</text:p>
        </text:list-item>
        <text:list-item>
          <text:p text:style-name="P13"><text:span text:style-name="Source_20_Text"><text:span text:style-name="T1">salesmanrByCustomer</text:span></text:span>: finds the salesman associated with a given customer.</text:p>
        </text:list-item>
      </text:list>
      <text:p text:style-name="P1">The code then creates a linked list, adds some customer-salesman pairs, and demonstrates these methods by printing all customers, finding customers by salesman, and finding the salesman by customer.</text:p>
      <text:p text:style-name="Subtitle">Practical No 3</text:p>
      <text:p text:style-name="P1">This code defines a <text:span text:style-name="Source_20_Text"><text:span text:style-name="T1">Ring</text:span></text:span> class, which represents a circular data structure. The class has methods to:</text:p>
      <text:list text:style-name="L6">
        <text:list-item>
          <text:p text:style-name="P14">Initialize the ring with a list of data, ensuring that it has at least one element</text:p>
        </text:list-item>
        <text:list-item>
          <text:p text:style-name="P14">Get the length of the ring</text:p>
        </text:list-item>
        <text:list-item>
          <text:p text:style-name="P14">Access elements by index using <text:span text:style-name="Source_20_Text"><text:span text:style-name="T1">getItem</text:span></text:span></text:p>
        </text:list-item>
        <text:list-item>
          <text:p text:style-name="P14">Rotate the ring by moving the last element to the first position using <text:span text:style-name="Source_20_Text"><text:span text:style-name="T1">turn</text:span></text:span></text:p>
        </text:list-item>
        <text:list-item>
          <text:p text:style-name="P14">Get the first and last elements of the ring using <text:span text:style-name="Source_20_Text"><text:span text:style-name="T1">first</text:span></text:span> and <text:span text:style-name="Source_20_Text"><text:span text:style-name="T1">last</text:span></text:span></text:p>
        </text:list-item>
        <text:list-item>
          <text:p text:style-name="P14"><text:soft-page-break/>Add new elements to the end of the ring using <text:span text:style-name="Source_20_Text"><text:span text:style-name="T1">add</text:span></text:span></text:p>
        </text:list-item>
        <text:list-item>
          <text:p text:style-name="P15">Remove elements by index using <text:span text:style-name="Source_20_Text"><text:span text:style-name="T1">remove</text:span></text:span></text:p>
        </text:list-item>
      </text:list>
      <text:p text:style-name="P1">The code then creates a <text:span text:style-name="Source_20_Text"><text:span text:style-name="T1">Ring</text:span></text:span> instance with a list of names and demonstrates these methods by printing the ring's representation, accessing elements, rotating the ring, adding and removing elements, and printing the results after each operation.</text:p>
      <text:p text:style-name="Subtitle">Practical No 4</text:p>
      <text:p text:style-name="P1">This code snippet implements a doubly linked list data structure in Python. A doubly linked list is a type of linked list where each node has two pointers, one pointing to the next node and one pointing to the previous node. This allows for efficient insertion and deletion of nodes at any position in the list.</text:p>
      <text:p text:style-name="P1">The code defines two classes: <text:span text:style-name="Source_20_Text"><text:span text:style-name="T1">Node</text:span></text:span> and <text:span text:style-name="Source_20_Text"><text:span text:style-name="T1">DoubleLinkedList</text:span></text:span>. The <text:span text:style-name="Source_20_Text"><text:span text:style-name="T1">Node</text:span></text:span> class represents a single node in the linked list, with attributes <text:span text:style-name="Source_20_Text"><text:span text:style-name="T1">data</text:span></text:span>, <text:span text:style-name="Source_20_Text"><text:span text:style-name="T1">nextNode</text:span></text:span>, and <text:span text:style-name="Source_20_Text"><text:span text:style-name="T1">prevNode</text:span></text:span>. The <text:span text:style-name="Source_20_Text"><text:span text:style-name="T1">data</text:span></text:span> attribute stores the value of the node, while the <text:span text:style-name="Source_20_Text"><text:span text:style-name="T1">nextNode</text:span></text:span> and <text:span text:style-name="Source_20_Text"><text:span text:style-name="T1">prevNode</text:span></text:span> attributes point to the next and previous nodes in the list, respectively.</text:p>
      <text:p text:style-name="P1">The <text:span text:style-name="Source_20_Text"><text:span text:style-name="T1">DoubleLinkedList</text:span></text:span> class represents the entire linked list, with methods for inserting, deleting, and printing nodes. The class has the following attributes:</text:p>
      <text:list text:style-name="L7">
        <text:list-item>
          <text:p text:style-name="P16"><text:span text:style-name="Source_20_Text"><text:span text:style-name="T1">head</text:span></text:span>: a pointer to the first node in the list</text:p>
        </text:list-item>
        <text:list-item>
          <text:p text:style-name="P17"><text:span text:style-name="Source_20_Text"><text:span text:style-name="T1">tail</text:span></text:span>: a pointer to the last node in the list</text:p>
        </text:list-item>
      </text:list>
      <text:p text:style-name="P1">The <text:span text:style-name="Source_20_Text"><text:span text:style-name="T1">DoubleLinkedList</text:span></text:span> class has the following methods:</text:p>
      <text:list text:style-name="L8">
        <text:list-item>
          <text:p text:style-name="P18"><text:span text:style-name="Source_20_Text"><text:span text:style-name="T1">push</text:span></text:span>: inserts a new node at the beginning of the list. This method creates a new node with the given data and sets its <text:span text:style-name="Source_20_Text"><text:span text:style-name="T1">nextNode</text:span></text:span> attribute to the current <text:span text:style-name="Source_20_Text"><text:span text:style-name="T1">head</text:span></text:span> of the list. It then updates the <text:span text:style-name="Source_20_Text"><text:span text:style-name="T1">head</text:span></text:span> attribute to point to the new node.</text:p>
        </text:list-item>
        <text:list-item>
          <text:p text:style-name="P18"><text:span text:style-name="Source_20_Text"><text:span text:style-name="T1">insertBefore</text:span></text:span> and <text:span text:style-name="Source_20_Text"><text:span text:style-name="T1">insertAfter</text:span></text:span>: insert a new node before or after a specified node. These methods find the target node using the <text:span text:style-name="Source_20_Text"><text:span text:style-name="T1">grab</text:span></text:span> method, which searches for a node with a given key. They then create a new node with the given data and update the <text:span text:style-name="Source_20_Text"><text:span text:style-name="T1">nextNode</text:span></text:span> and <text:span text:style-name="Source_20_Text"><text:span text:style-name="T1">prevNode</text:span></text:span> attributes of the surrounding nodes to point to the new node.</text:p>
        </text:list-item>
        <text:list-item>
          <text:p text:style-name="P18"><text:span text:style-name="Source_20_Text"><text:span text:style-name="T1">append</text:span></text:span>: inserts a new node at the end of the list. This method creates a new node with the given data and sets its <text:span text:style-name="Source_20_Text"><text:span text:style-name="T1">prevNode</text:span></text:span> attribute to the current <text:span text:style-name="Source_20_Text"><text:span text:style-name="T1">tail</text:span></text:span> of the list. It then updates the <text:span text:style-name="Source_20_Text"><text:span text:style-name="T1">tail</text:span></text:span> attribute to point to the new node.</text:p>
        </text:list-item>
        <text:list-item>
          <text:p text:style-name="P18"><text:span text:style-name="Source_20_Text"><text:span text:style-name="T1">printList</text:span></text:span>: prints the nodes in the list in forward order. This method starts at the <text:span text:style-name="Source_20_Text"><text:span text:style-name="T1">head</text:span></text:span> of the list and prints the <text:span text:style-name="Source_20_Text"><text:span text:style-name="T1">data</text:span></text:span> attribute of each node, following the <text:span text:style-name="Source_20_Text"><text:span text:style-name="T1">nextNode</text:span></text:span> pointers to traverse the list.</text:p>
        </text:list-item>
        <text:list-item>
          <text:p text:style-name="P18"><text:span text:style-name="Source_20_Text"><text:span text:style-name="T1">printReverse</text:span></text:span>: prints the nodes in the list in reverse order. This method starts at the <text:span text:style-name="Source_20_Text"><text:span text:style-name="T1">tail</text:span></text:span> of the list and prints the <text:span text:style-name="Source_20_Text"><text:span text:style-name="T1">data</text:span></text:span> attribute of each node, following the <text:span text:style-name="Source_20_Text"><text:span text:style-name="T1">prevNode</text:span></text:span> pointers to traverse the list.</text:p>
        </text:list-item>
        <text:list-item>
          <text:p text:style-name="P19"><text:span text:style-name="Source_20_Text"><text:span text:style-name="T1">delete</text:span></text:span>: deletes a node with a specified key. This method finds the target node using the <text:span text:style-name="Source_20_Text"><text:span text:style-name="T1">grab</text:span></text:span> method and updates the <text:span text:style-name="Source_20_Text"><text:span text:style-name="T1">nextNode</text:span></text:span> and <text:span text:style-name="Source_20_Text"><text:span text:style-name="T1">prevNode</text:span></text:span> attributes of the surrounding nodes to point to each other, effectively removing the target node from the list.</text:p>
        </text:list-item>
      </text:list>
      <text:p text:style-name="P1"><text:soft-page-break/>The code also includes example usage of the <text:span text:style-name="Source_20_Text"><text:span text:style-name="T1">DoubleLinkedList</text:span></text:span> class, creating a list, inserting nodes, deleting nodes, and printing the list in forward and reverse order.</text:p>
      <text:p text:style-name="Subtitle">Practical No 5</text:p>
      <text:p text:style-name="P1">This code implements a basic stack data structure in Python. A stack is a Last-In-First-Out (LIFO) data structure, meaning the last element added is the first one to be removed.</text:p>
      <text:p text:style-name="P1">The <text:span text:style-name="Source_20_Text"><text:span text:style-name="T1">Stack</text:span></text:span> class has methods to:</text:p>
      <text:list text:style-name="L9">
        <text:list-item>
          <text:p text:style-name="P20"><text:span text:style-name="Source_20_Text"><text:span text:style-name="T1">push</text:span></text:span>: add an element to the top of the stack</text:p>
        </text:list-item>
        <text:list-item>
          <text:p text:style-name="P20"><text:span text:style-name="Source_20_Text"><text:span text:style-name="T1">pop</text:span></text:span>: remove the top element from the stack</text:p>
        </text:list-item>
        <text:list-item>
          <text:p text:style-name="P20"><text:span text:style-name="Source_20_Text"><text:span text:style-name="T1">isEmpty</text:span></text:span>: check if the stack is empty by comparing the length of the stack to 0</text:p>
        </text:list-item>
        <text:list-item>
          <text:p text:style-name="P20"><text:span text:style-name="Source_20_Text"><text:span text:style-name="T1">length</text:span></text:span>: get the number of elements in the stack</text:p>
        </text:list-item>
        <text:list-item>
          <text:p text:style-name="P21"><text:span text:style-name="Source_20_Text"><text:span text:style-name="T1">print</text:span></text:span>: print the current state of the stack, which is a list of all elements in the order they were added</text:p>
        </text:list-item>
      </text:list>
      <text:p text:style-name="P1">The code creates a <text:span text:style-name="Source_20_Text"><text:span text:style-name="T1">Stack</text:span></text:span> object, adds elements to it using the <text:span text:style-name="Source_20_Text"><text:span text:style-name="T1">push</text:span></text:span> method, prints the stack to show its current state, removes elements using the <text:span text:style-name="Source_20_Text"><text:span text:style-name="T1">pop</text:span></text:span> method, and then checks if the stack is empty and gets its length using the <text:span text:style-name="Source_20_Text"><text:span text:style-name="T1">isEmpty</text:span></text:span> and <text:span text:style-name="Source_20_Text"><text:span text:style-name="T1">length</text:span></text:span> methods, respectively.</text:p>
      <text:p text:style-name="Text_20_body"/>
      <text:p text:style-name="Subtitle">Practical No 6</text:p>
      <text:p text:style-name="P1">This code implements a basic Queue data structure in Python. A queue is a First-In-First-Out (FIFO) data structure, meaning the first element added will be the first one removed.</text:p>
      <text:p text:style-name="P1">Here's a breakdown of the code:</text:p>
      <text:list text:style-name="L10">
        <text:list-item>
          <text:p text:style-name="P22">The <text:span text:style-name="Source_20_Text"><text:span text:style-name="T1">Queue</text:span></text:span> class has methods to:</text:p>
          <text:list>
            <text:list-item>
              <text:p text:style-name="P22"><text:span text:style-name="Source_20_Text"><text:span text:style-name="T1">enque(data)</text:span></text:span>: add an element to the end of the queue</text:p>
            </text:list-item>
            <text:list-item>
              <text:p text:style-name="P22"><text:span text:style-name="Source_20_Text"><text:span text:style-name="T1">deque()</text:span></text:span>: remove an element from the front of the queue</text:p>
            </text:list-item>
            <text:list-item>
              <text:p text:style-name="P22"><text:span text:style-name="Source_20_Text"><text:span text:style-name="T1">isEmpty()</text:span></text:span>: check if the queue is empty</text:p>
            </text:list-item>
            <text:list-item>
              <text:p text:style-name="P22"><text:span text:style-name="Source_20_Text"><text:span text:style-name="T1">length()</text:span></text:span>: return the number of elements in the queue</text:p>
            </text:list-item>
            <text:list-item>
              <text:p text:style-name="P22"><text:span text:style-name="Source_20_Text"><text:span text:style-name="T1">print()</text:span></text:span>: print the current state of the queue</text:p>
            </text:list-item>
          </text:list>
        </text:list-item>
        <text:list-item>
          <text:p text:style-name="P22">The code creates a <text:span text:style-name="Source_20_Text"><text:span text:style-name="T1">Queue</text:span></text:span> object and demonstrates its usage by:</text:p>
          <text:list>
            <text:list-item>
              <text:p text:style-name="P22">Adding elements to the queue using <text:span text:style-name="Source_20_Text"><text:span text:style-name="T1">enque()</text:span></text:span></text:p>
            </text:list-item>
            <text:list-item>
              <text:p text:style-name="P22">Removing elements from the queue using <text:span text:style-name="Source_20_Text"><text:span text:style-name="T1">deque()</text:span></text:span></text:p>
            </text:list-item>
            <text:list-item>
              <text:p text:style-name="P22">Checking if the queue is empty using <text:span text:style-name="Source_20_Text"><text:span text:style-name="T1">isEmpty()</text:span></text:span></text:p>
            </text:list-item>
            <text:list-item>
              <text:p text:style-name="P23">Printing the length of the queue using <text:span text:style-name="Source_20_Text"><text:span text:style-name="T1">length()</text:span></text:span></text:p>
            </text:list-item>
          </text:list>
        </text:list-item>
      </text:list>
      <text:p text:style-name="Subtitle">Practical No 7</text:p>
      <text:p text:style-name="P1">This code snippet contains two functions, <text:span text:style-name="Source_20_Text"><text:span text:style-name="T1">findMinAndMax1</text:span></text:span> and <text:span text:style-name="Source_20_Text"><text:span text:style-name="T1">findMinAndMax</text:span></text:span>, which find the minimum and maximum values in a given list of numbers.</text:p>
      <text:list text:style-name="L11">
        <text:list-item>
          <text:p text:style-name="P24"><text:soft-page-break/><text:span text:style-name="Source_20_Text"><text:span text:style-name="T1">findMinAndMax1</text:span></text:span> uses a simple loop to iterate through the list, updating the minimum and maximum values as it encounters smaller or larger numbers. It initializes the minimum and maximum values to the first element of the list, and then checks each subsequent element to see if it's smaller or larger.</text:p>
        </text:list-item>
        <text:list-item>
          <text:p text:style-name="P25"><text:span text:style-name="Source_20_Text"><text:span text:style-name="T1">findMinAndMax</text:span></text:span> uses a divide-and-conquer approach, recursively splitting the list into smaller sublists until it reaches individual elements, and then combining the results to find the minimum and maximum values. This function takes four parameters: the list of numbers, the first and last indices of the sublist, and the current minimum and maximum values (which are initialized to negative and positive infinity, respectively). The function handles two base cases: when the sublist has only one element, and when the sublist has two elements. Otherwise, it splits the sublist in half, recursively calls itself on each half, and then combines the results to find the overall minimum and maximum values.</text:p>
        </text:list-item>
      </text:list>
      <text:p text:style-name="P1">The code then tests both functions with a sample list of numbers and prints the results, demonstrating that both functions produce the same output.</text:p>
      <text:p text:style-name="Subtitle">Practical No 8</text:p>
      <text:p text:style-name="P27">Factorial</text:p>
      <text:p text:style-name="P27">This is a recursive function that calculates the factorial of a given integer <text:span text:style-name="Source_20_Text"><text:span text:style-name="T1">n</text:span></text:span>.</text:p>
      <text:list text:style-name="L12">
        <text:list-item>
          <text:p text:style-name="P30">If <text:span text:style-name="Source_20_Text"><text:span text:style-name="T1">n</text:span></text:span> is negative, it returns <text:span text:style-name="Source_20_Text"><text:span text:style-name="T1">False</text:span></text:span> (indicating an invalid input).</text:p>
        </text:list-item>
        <text:list-item>
          <text:p text:style-name="P30">If <text:span text:style-name="Source_20_Text"><text:span text:style-name="T1">n</text:span></text:span> is 0 or 1, it returns <text:span text:style-name="Source_20_Text"><text:span text:style-name="T1">n</text:span></text:span> (since the factorial of 0 and 1 is 1).</text:p>
        </text:list-item>
        <text:list-item>
          <text:p text:style-name="P31">For any other positive integer <text:span text:style-name="Source_20_Text"><text:span text:style-name="T1">n</text:span></text:span>, it returns the product of <text:span text:style-name="Source_20_Text"><text:span text:style-name="T1">n</text:span></text:span> and the factorial of <text:span text:style-name="Source_20_Text"><text:span text:style-name="T1">n-1</text:span></text:span>, effectively calculating <text:span text:style-name="Source_20_Text"><text:span text:style-name="T1">n! = n * (n-1) * (n-2) * ... * 1</text:span></text:span>.</text:p>
        </text:list-item>
      </text:list>
      <text:p text:style-name="P27">Fibonacci </text:p>
      <text:p text:style-name="P27">This is a recursive function that calculates the <text:span text:style-name="Source_20_Text"><text:span text:style-name="T1">n</text:span></text:span>-th Fibonacci number. The Fibonacci sequence is a series of numbers where each number is the sum of the two preceding ones, usually starting with 0 and 1.</text:p>
      <text:p text:style-name="P1">Here's a brief breakdown:</text:p>
      <text:list text:style-name="L13">
        <text:list-item>
          <text:p text:style-name="P33">If <text:span text:style-name="Source_20_Text"><text:span text:style-name="T1">n</text:span></text:span> is negative, the function returns <text:span text:style-name="Source_20_Text"><text:span text:style-name="T1">False</text:span></text:span>.</text:p>
        </text:list-item>
        <text:list-item>
          <text:p text:style-name="P33">If <text:span text:style-name="Source_20_Text"><text:span text:style-name="T1">n</text:span></text:span> is 0 or 1, the function returns <text:span text:style-name="Source_20_Text"><text:span text:style-name="T1">n</text:span></text:span> (since the first two Fibonacci numbers are 0 and 1).</text:p>
        </text:list-item>
        <text:list-item>
          <text:p text:style-name="P34">Otherwise, the function calls itself twice: once with <text:span text:style-name="Source_20_Text"><text:span text:style-name="T1">n-2</text:span></text:span> and once with <text:span text:style-name="Source_20_Text"><text:span text:style-name="T1">n-1</text:span></text:span>, and returns the sum of these two calls.</text:p>
        </text:list-item>
      </text:list>
      <text:p text:style-name="P1">This recursive approach allows the function to calculate any Fibonacci number, but it's not the most efficient way to do so, especially for large values of <text:span text:style-name="Source_20_Text"><text:span text:style-name="T1">n</text:span></text:span>, due to the repeated calculations involved.</text:p>
      <text:p text:style-name="P26"><text:span text:style-name="T2">Tower Of Hanoi</text:span></text:p>
      <text:p text:style-name="P26"><text:soft-page-break/>This is a recursive function that solves the classic Tower of Hanoi problem. It prints the steps to move <text:span text:style-name="Source_20_Text"><text:span text:style-name="T1">n</text:span></text:span> disks from <text:span text:style-name="Source_20_Text"><text:span text:style-name="T1">fromRod</text:span></text:span> to <text:span text:style-name="Source_20_Text"><text:span text:style-name="T1">toRod</text:span></text:span>, using <text:span text:style-name="Source_20_Text"><text:span text:style-name="T1">auxRod</text:span></text:span> as a temporary storage. The function works by:</text:p>
      <text:list text:style-name="L14">
        <text:list-item>
          <text:p text:style-name="P35">Moving <text:span text:style-name="Source_20_Text"><text:span text:style-name="T1">n-1</text:span></text:span> disks from <text:span text:style-name="Source_20_Text"><text:span text:style-name="T1">fromRod</text:span></text:span> to <text:span text:style-name="Source_20_Text"><text:span text:style-name="T1">auxRod</text:span></text:span> (using <text:span text:style-name="Source_20_Text"><text:span text:style-name="T1">toRod</text:span></text:span> as temporary storage)</text:p>
        </text:list-item>
        <text:list-item>
          <text:p text:style-name="P35">Moving the nth disk from <text:span text:style-name="Source_20_Text"><text:span text:style-name="T1">fromRod</text:span></text:span> to <text:span text:style-name="Source_20_Text"><text:span text:style-name="T1">toRod</text:span></text:span></text:p>
        </text:list-item>
        <text:list-item>
          <text:p text:style-name="P36">Moving the <text:span text:style-name="Source_20_Text"><text:span text:style-name="T1">n-1</text:span></text:span> disks from <text:span text:style-name="Source_20_Text"><text:span text:style-name="T1">auxRod</text:span></text:span> to <text:span text:style-name="Source_20_Text"><text:span text:style-name="T1">toRod</text:span></text:span> (using <text:span text:style-name="Source_20_Text"><text:span text:style-name="T1">fromRod</text:span></text:span> as temporary storage)</text:p>
        </text:list-item>
      </text:list>
      <text:p text:style-name="P1">The base case is when there's only 1 disk to move, in which case it simply prints the move instruction.</text:p>
      <text:p text:style-name="Subtitle">Practical No 9</text:p>
      <text:p text:style-name="P27">Linear Search</text:p>
      <text:p text:style-name="Text_20_body">This code performs a linear search on a predefined list of numbers to determine if a specific number (<text:span text:style-name="Source_20_Text">key</text:span>) is present within the list. The <text:span text:style-name="Source_20_Text">linearSearch</text:span> function iterates through each element in the list, comparing it to the <text:span text:style-name="Source_20_Text">key</text:span>. If a match is found, the function immediately returns <text:span text:style-name="Source_20_Text">True</text:span>. If the function completes the iteration without finding a match, it returns <text:span text:style-name="Source_20_Text">False</text:span>. The test cases demonstrate the function's usage by checking for the presence of numbers 33, 34, and 44 in the list, printing the results to the console.</text:p>
      <text:p text:style-name="P27">Binary Search</text:p>
      <text:p text:style-name="P27">This is a Python implementation of the binary search algorithm. It searches for a specific <text:span text:style-name="Source_20_Text"><text:span text:style-name="T1">key</text:span></text:span> in a sorted <text:span text:style-name="Source_20_Text"><text:span text:style-name="T1">list</text:span></text:span>. The function returns <text:span text:style-name="Source_20_Text"><text:span text:style-name="T1">True</text:span></text:span> if the <text:span text:style-name="Source_20_Text"><text:span text:style-name="T1">key</text:span></text:span> is found and <text:span text:style-name="Source_20_Text"><text:span text:style-name="T1">False</text:span></text:span> otherwise.</text:p>
      <text:p text:style-name="P1">Here's a brief explanation of how it works:</text:p>
      <text:list text:style-name="L15">
        <text:list-item>
          <text:p text:style-name="P37">Initialize two pointers, <text:span text:style-name="Source_20_Text"><text:span text:style-name="T1">start</text:span></text:span> and <text:span text:style-name="Source_20_Text"><text:span text:style-name="T1">end</text:span></text:span>, to the beginning and end of the list.</text:p>
        </text:list-item>
        <text:list-item>
          <text:p text:style-name="P37">Calculate the middle index <text:span text:style-name="Source_20_Text"><text:span text:style-name="T1">mid</text:span></text:span> of the current range.</text:p>
        </text:list-item>
        <text:list-item>
          <text:p text:style-name="P37">Compare the middle element to the <text:span text:style-name="Source_20_Text"><text:span text:style-name="T1">key</text:span></text:span>. If they match, return <text:span text:style-name="Source_20_Text"><text:span text:style-name="T1">True</text:span></text:span>.</text:p>
        </text:list-item>
        <text:list-item>
          <text:p text:style-name="P37">If the middle element is greater than the <text:span text:style-name="Source_20_Text"><text:span text:style-name="T1">key</text:span></text:span>, move the <text:span text:style-name="Source_20_Text"><text:span text:style-name="T1">end</text:span></text:span> pointer to the left of <text:span text:style-name="Source_20_Text"><text:span text:style-name="T1">mid</text:span></text:span>.</text:p>
        </text:list-item>
        <text:list-item>
          <text:p text:style-name="P37">If the middle element is less than the <text:span text:style-name="Source_20_Text"><text:span text:style-name="T1">key</text:span></text:span>, move the <text:span text:style-name="Source_20_Text"><text:span text:style-name="T1">start</text:span></text:span> pointer to the right of <text:span text:style-name="Source_20_Text"><text:span text:style-name="T1">mid</text:span></text:span>.</text:p>
        </text:list-item>
        <text:list-item>
          <text:p text:style-name="P38">Repeat steps 2-5 until <text:span text:style-name="Source_20_Text"><text:span text:style-name="T1">end</text:span></text:span> is less than <text:span text:style-name="Source_20_Text"><text:span text:style-name="T1">start</text:span></text:span>, indicating that the <text:span text:style-name="Source_20_Text"><text:span text:style-name="T1">key</text:span></text:span> is not in the list. Return <text:span text:style-name="Source_20_Text"><text:span text:style-name="T1">False</text:span></text:span>.</text:p>
        </text:list-item>
      </text:list>
      <text:p text:style-name="P1">Note that this implementation assumes the input list is sorted in ascending order.</text:p>
      <text:p text:style-name="Subtitle">Practical No 10</text:p>
      <text:p text:style-name="P32"><text:span text:style-name="T3">Bubble Sort</text:span></text:p>
      <text:p text:style-name="Text_20_body">This is a Python implementation of the Bubble Sort algorithm. </text:p>
      <text:p text:style-name="Text_20_body">Here's a succinct explanation:</text:p>
      <text:p text:style-name="Text_20_body">* The function `bubbleSort` takes a list as input and sorts it in ascending order.</text:p>
      <text:p text:style-name="Text_20_body"><text:soft-page-break/>* It uses two nested loops to compare adjacent elements in the list.</text:p>
      <text:p text:style-name="Text_20_body">* If an element is smaller than the one before it, it swaps them using the `swap` function.</text:p>
      <text:p text:style-name="Text_20_body">* This process repeats until the entire list is sorted.</text:p>
      <text:p text:style-name="Text_20_body">* The sorted list is then returned.</text:p>
      <text:p text:style-name="Text_20_body">Note: This implementation has a time complexity of O(n^2), making it less efficient for large lists.</text:p>
      <text:p text:style-name="P27">Insertion Sort</text:p>
      <text:p text:style-name="P28">This is an implementation of the Insertion Sort algorithm in Python. It sorts a list of elements in ascending order.</text:p>
      <text:p text:style-name="P28">Here's a brief explanation:</text:p>
      <text:p text:style-name="P28">1. The function iterates through each element `e` in the list.</text:p>
      <text:p text:style-name="P28">2. For each element, it finds its index `i` in the list.</text:p>
      <text:p text:style-name="P28">3. It then compares the current element with the next element in the list (`list[i+1]`).</text:p>
      <text:p text:style-name="P28">4. If the current element is greater than the next element, it swaps them.</text:p>
      <text:p text:style-name="P28">5. It continues this process until the current element is in its correct position (i.e., it's not greater than the next element) or it reaches the end of the list.</text:p>
      <text:p text:style-name="P28">6. The function returns the sorted list.</text:p>
      <text:p text:style-name="P28">Note that this implementation has a time complexity of O(n^2), making it less efficient for large lists.</text:p>
      <text:p text:style-name="P27">Selection Sort</text:p>
      <text:p text:style-name="P28">This is a Python implementation of the Selection Sort algorithm. </text:p>
      <text:p text:style-name="P28">Here's a succinct explanation:</text:p>
      <text:p text:style-name="P28">1. The outer loop iterates over each element in the list.</text:p>
      <text:p text:style-name="P28">2. For each element, the inner loop finds the smallest element in the unsorted part of the list (from the current index to the end).</text:p>
      <text:p text:style-name="P28">3. Once the smallest element is found, it is swapped with the current element.</text:p>
      <text:p text:style-name="P28">4. This process continues until the entire list is sorted.</text:p>
      <text:p text:style-name="P28"/>
      <text:p text:style-name="P28">The algorithm has a time complexity of O(n^2), making it less efficient for large lis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7:15:57.671000000</meta:creation-date>
    <dc:date>2025-03-04T23:26:26.070000000</dc:date>
    <meta:editing-duration>PT9M36S</meta:editing-duration>
    <meta:editing-cycles>4</meta:editing-cycles>
    <meta:generator>LibreOffice/24.2.5.2$Windows_X86_64 LibreOffice_project/bffef4ea93e59bebbeaf7f431bb02b1a39ee8a59</meta:generator>
    <meta:document-statistic meta:table-count="0" meta:image-count="0" meta:object-count="0" meta:page-count="7" meta:paragraph-count="150" meta:word-count="2607" meta:character-count="14846" meta:non-whitespace-character-count="12452"/>
  </office:meta>
</office:document-meta>
</file>